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59cm" fo:min-width="2.47cm"/>
    </style:style>
    <style:style style:name="gr3" style:family="graphic" style:parent-style-name="standard">
      <style:graphic-properties draw:textarea-horizontal-align="justify" draw:textarea-vertical-align="middle" draw:auto-grow-height="false" fo:min-height="0.801cm" fo:min-width="5.4cm"/>
    </style:style>
    <style:style style:name="gr4" style:family="graphic" style:parent-style-name="standard">
      <style:graphic-properties draw:textarea-horizontal-align="justify" draw:textarea-vertical-align="middle" draw:auto-grow-height="false" fo:min-height="0.75cm" fo:min-width="5.3cm"/>
    </style:style>
    <style:style style:name="gr5" style:family="graphic" style:parent-style-name="standard">
      <style:graphic-properties draw:textarea-vertical-align="middle"/>
    </style:style>
    <style:style style:name="gr6" style:family="graphic" style:parent-style-name="standard">
      <style:graphic-properties draw:textarea-horizontal-align="justify" draw:textarea-vertical-align="middle" draw:auto-grow-height="false" fo:min-height="1.25cm" fo:min-width="1.3cm"/>
    </style:style>
    <style:style style:name="gr7" style:family="graphic" style:parent-style-name="standard">
      <style:graphic-properties draw:fill-color="#999999" draw:textarea-horizontal-align="justify" draw:textarea-vertical-align="middle" draw:auto-grow-height="false" fo:min-height="13.207cm" fo:min-width="8.5cm"/>
    </style:style>
    <style:style style:name="gr8" style:family="graphic" style:parent-style-name="standard">
      <style:graphic-properties draw:textarea-horizontal-align="justify" draw:textarea-vertical-align="middle" draw:auto-grow-height="false" fo:min-height="0.69cm" fo:min-width="3.3cm"/>
    </style:style>
    <style:style style:name="gr9" style:family="graphic" style:parent-style-name="standard">
      <style:graphic-properties draw:textarea-horizontal-align="justify" draw:textarea-vertical-align="middle" draw:auto-grow-height="false" fo:min-height="0.607cm" fo:min-width="7.1cm"/>
    </style:style>
    <style:style style:name="gr10" style:family="graphic" style:parent-style-name="standard">
      <style:graphic-properties draw:textarea-horizontal-align="justify" draw:textarea-vertical-align="middle" draw:auto-grow-height="false" fo:min-height="0.529cm" fo:min-width="5.289cm"/>
    </style:style>
    <style:style style:name="gr11" style:family="graphic" style:parent-style-name="standard">
      <style:graphic-properties draw:textarea-horizontal-align="justify" draw:textarea-vertical-align="middle" draw:auto-grow-height="false" fo:min-height="0.65cm" fo:min-width="5.733cm"/>
    </style:style>
    <style:style style:name="gr12" style:family="graphic" style:parent-style-name="standard">
      <style:graphic-properties svg:stroke-color="#21409a" draw:textarea-horizontal-align="justify" draw:textarea-vertical-align="middle" draw:auto-grow-height="false" fo:min-height="2.438cm" fo:min-width="4.026cm"/>
    </style:style>
    <style:style style:name="gr13" style:family="graphic" style:parent-style-name="objectwithoutfill">
      <style:graphic-properties svg:stroke-color="#21409a" draw:marker-end="Arrow" draw:marker-end-width="0.3cm" draw:fill="none" draw:textarea-vertical-align="middle"/>
    </style:style>
    <style:style style:name="gr14" style:family="graphic" style:parent-style-name="objectwithoutfill">
      <style:graphic-properties svg:stroke-color="#ed1c24" draw:marker-end="Arrow" draw:marker-end-width="0.3cm" draw:fill="none" draw:textarea-vertical-align="middle"/>
    </style:style>
    <style:style style:name="gr15" style:family="graphic" style:parent-style-name="objectwithoutfill">
      <style:graphic-properties svg:stroke-color="#000000" draw:marker-end="Arrow" draw:marker-end-width="0.3cm" draw:fill="none" draw:textarea-vertical-align="middle"/>
    </style:style>
    <style:style style:name="gr16" style:family="graphic" style:parent-style-name="objectwithoutfill">
      <style:graphic-properties svg:stroke-color="#00a65d" draw:marker-end="Arrow" draw:marker-end-width="0.3cm" draw:fill="none" draw:textarea-vertical-align="middle"/>
    </style:style>
    <style:style style:name="gr17" style:family="graphic" style:parent-style-name="standard">
      <style:graphic-properties svg:stroke-color="#21409a" draw:textarea-horizontal-align="justify" draw:textarea-vertical-align="middle" draw:auto-grow-height="false" fo:min-height="0.693cm" fo:min-width="4.299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draw:auto-grow-height="true"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draw:auto-grow-height="true" fo:min-height="13.364cm"/>
    </style:style>
    <style:style style:name="pr7" style:family="presentation" style:parent-style-name="Impress1-title">
      <style:graphic-properties fo:min-height="3.507cm"/>
    </style:style>
    <style:style style:name="pr8" style:family="presentation" style:parent-style-name="Impress1-notes">
      <style:graphic-properties draw:fill-color="#ffffff" fo:min-height="13.36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999999"/>
      <style:paragraph-properties fo:text-align="center"/>
    </style:style>
    <style:style style:name="P4" style:family="paragraph">
      <loext:graphic-properties draw:fill="none"/>
      <style:paragraph-properties fo:text-align="center"/>
    </style:style>
    <style:style style:name="T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PACKAGE UPGRADE SYSTEM</text:p>
          </draw:text-box>
        </draw:frame>
        <draw:frame presentation:style-name="pr2" draw:text-style-name="P1" draw:layer="layout" svg:width="23.8cm" svg:height="2.729cm" svg:x="2.2cm" svg:y="16.4cm" presentation:class="subtitle">
          <draw:text-box>
            <text:p>For Ubuntu</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What is it?</text:p>
          </draw:text-box>
        </draw:frame>
        <draw:frame presentation:style-name="pr5" draw:layer="layout" svg:width="24cm" svg:height="12.18cm" svg:x="2cm" svg:y="4.8cm" presentation:class="outline" presentation:user-transformed="true">
          <draw:text-box>
            <text:list text:style-name="L3">
              <text:list-item>
                <text:p><text:a xlink:href="http://www.pusmain.com/" xlink:type="simple">www.pusmain.com</text:a><text:s/>is a website that allows user to upgrade packages of their ubuntu systems.</text:p>
              </text:list-item>
              <text:list-item>
                <text:p>On website list of upgradable packages for a system will be displayed with their current version and available version.</text:p>
              </text:list-item>
              <text:list-item>
                <text:p>User can upgrade desired packages by selecting them or can upgradeall the packages at a time.</text:p>
              </text:list-item>
              <text:list-item>
                <text:p>For confirmation an E-mail will be sent to user regarding their upgraded packages.</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Tools Required/Used</text:p>
          </draw:text-box>
        </draw:frame>
        <draw:frame presentation:style-name="pr5" draw:layer="layout" svg:width="24cm" svg:height="12.18cm" svg:x="2cm" svg:y="5.9cm" presentation:class="outline" presentation:user-transformed="true">
          <draw:text-box>
            <text:list text:style-name="L3">
              <text:list-item>
                <text:p>Linux</text:p>
              </text:list-item>
              <text:list-item>
                <text:p>PHP/HTML/CSS</text:p>
              </text:list-item>
              <text:list-item>
                <text:p>Bash</text:p>
              </text:list-item>
              <text:list-item>
                <text:p>Linux Containers</text:p>
              </text:list-item>
              <text:list-item>
                <text:p>Apache2</text:p>
              </text:list-item>
              <text:list-item>
                <text:p>Mysql/MariaDB</text:p>
              </text:list-item>
              <text:list-item>
                <text:p>Bind9</text:p>
              </text:list-item>
              <text:list-item>
                <text:p>Postfix </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Usage of Tools</text:p>
          </draw:text-box>
        </draw:frame>
        <draw:frame presentation:style-name="pr5" draw:layer="layout" svg:width="24cm" svg:height="12.18cm" svg:x="2cm" svg:y="4.9cm" presentation:class="outline" presentation:user-transformed="true">
          <draw:text-box>
            <text:list text:style-name="L3">
              <text:list-item>
                <text:p>In this Project is made on Linux Operating system and using linux commands.</text:p>
              </text:list-item>
              <text:list-item>
                <text:p>PHP/HTML/CSS are user to develope the front-end i.e. website of the project.</text:p>
              </text:list-item>
              <text:list-item>
                <text:p>Bash is used to write scripts that will perform major operations.</text:p>
              </text:list-item>
              <text:list-item>
                <text:p>3 different LXCs are used as client systems running on ubuntu.</text:p>
              </text:list-item>
              <text:list-item>
                <text:p>Apache is used to host the website www.pusmain.com</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Usage of Tools</text:p>
          </draw:text-box>
        </draw:frame>
        <draw:frame presentation:style-name="pr5" draw:layer="layout" svg:width="24cm" svg:height="12.18cm" svg:x="2cm" svg:y="6.1cm" presentation:class="outline" presentation:user-transformed="true">
          <draw:text-box>
            <text:list text:style-name="L3">
              <text:list-item>
                <text:p>MariaDB/Mysql are used to maintain records for packages that are availble for upgrade at client side. Mariadb is used at server side also for maintaing database for website users</text:p>
              </text:list-item>
              <text:list-item>
                <text:p><text:span text:style-name="T1">BIND9 is used as a local DNS server which is </text:span><text:span text:style-name="T1">running on another LXC </text:span>to resolve locally.</text:p>
              </text:list-item>
              <text:list-item>
                <text:p>Postfix is used both server and client side to send and recieve E-mails</text:p>
                <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Client &amp; Server Side</text:p>
          </draw:text-box>
        </draw:frame>
        <draw:frame presentation:style-name="pr5" draw:layer="layout" svg:width="24cm" svg:height="12.18cm" svg:x="2cm" svg:y="4.5cm" presentation:class="outline" presentation:user-transformed="true">
          <draw:text-box>
            <text:list text:style-name="L3">
              <text:list-item>
                <text:p>Base Machine is Server Side</text:p>
              </text:list-item>
              <text:list-item>
                <text:p>Website pusmain.com is running on Server Side</text:p>
              </text:list-item>
              <text:list-item>
                <text:p>LXCs -&gt; DB, DB2, testweek5 (case sensitive) are Client Side.</text:p>
              </text:list-item>
              <text:list-item>
                <text:p>Base Machine IP = 10.111.44.90</text:p>
              </text:list-item>
              <text:list-item>
                <text:p>DB IP = 10.0.3.100</text:p>
              </text:list-item>
              <text:list-item>
                <text:p>DB2 IP = 10.0.3.52</text:p>
              </text:list-item>
              <text:list-item>
                <text:p>testweek5 IP = 10.0.3.47</text:p>
              </text:list-item>
              <text:list-item>
                <text:p>DNSweek2 LXC is DNS server IP = 10.0.3.180</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Working Flow</text:p>
          </draw:text-box>
        </draw:frame>
        <draw:custom-shape draw:style-name="gr2" draw:text-style-name="P2" xml:id="id3" draw:id="id3" draw:layer="layout" svg:width="4.2cm" svg:height="2.6cm" svg:x="9.3cm" svg:y="9.7cm">
          <text:p text:style-name="P2">DATABAS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xml:id="id6" draw:id="id6" draw:layer="layout" svg:width="5.9cm" svg:height="1.051cm" svg:x="2cm" svg:y="8.049cm">
          <text:p text:style-name="P2">Upgrade All</text:p>
          <draw:enhanced-geometry svg:viewBox="0 0 21600 21600" draw:mirror-horizontal="false" draw:mirror-vertical="false" draw:type="rectangle" draw:enhanced-path="M 0 0 L 21600 0 21600 21600 0 21600 0 0 Z N"/>
        </draw:custom-shape>
        <draw:custom-shape draw:style-name="gr4" draw:text-style-name="P2" xml:id="id1" draw:id="id1" draw:layer="layout" svg:width="5.8cm" svg:height="1cm" svg:x="2cm" svg:y="6.6cm">
          <text:p text:style-name="P2">Upgrade Selected</text:p>
          <draw:enhanced-geometry svg:viewBox="0 0 21600 21600" draw:type="rectangle" draw:enhanced-path="M 0 0 L 21600 0 21600 21600 0 21600 0 0 Z N"/>
        </draw:custom-shape>
        <draw:custom-shape draw:style-name="gr4" draw:text-style-name="P2" xml:id="id11" draw:id="id11" draw:layer="layout" svg:width="5.8cm" svg:height="1cm" svg:x="2cm" svg:y="5.1cm">
          <text:p text:style-name="P2">Check Upgrades</text:p>
          <draw:enhanced-geometry svg:viewBox="0 0 21600 21600" draw:type="rectangle" draw:enhanced-path="M 0 0 L 21600 0 21600 21600 0 21600 0 0 Z N"/>
        </draw:custom-shape>
        <draw:custom-shape draw:style-name="gr4" draw:text-style-name="P2" xml:id="id8" draw:id="id8" draw:layer="layout" svg:width="5.8cm" svg:height="1cm" svg:x="2.1cm" svg:y="15.1cm">
          <text:p text:style-name="P2">Running Services</text:p>
          <draw:enhanced-geometry svg:viewBox="0 0 21600 21600" draw:type="rectangle" draw:enhanced-path="M 0 0 L 21600 0 21600 21600 0 21600 0 0 Z N"/>
        </draw:custom-shape>
        <draw:custom-shape draw:style-name="gr4" draw:text-style-name="P2" xml:id="id7" draw:id="id7" draw:layer="layout" svg:width="5.8cm" svg:height="1cm" svg:x="2.1cm" svg:y="13.3cm">
          <text:p text:style-name="P2">List Services</text:p>
          <draw:enhanced-geometry svg:viewBox="0 0 21600 21600" draw:type="rectangle" draw:enhanced-path="M 0 0 L 21600 0 21600 21600 0 21600 0 0 Z N"/>
        </draw:custom-shape>
        <draw:custom-shape draw:style-name="gr4" draw:text-style-name="P2" xml:id="id9" draw:id="id9" draw:layer="layout" svg:width="5.8cm" svg:height="1cm" svg:x="2.1cm" svg:y="16.9cm">
          <text:p text:style-name="P2">Stopped Services</text:p>
          <draw:enhanced-geometry svg:viewBox="0 0 21600 21600" draw:type="rectangle" draw:enhanced-path="M 0 0 L 21600 0 21600 21600 0 21600 0 0 Z N"/>
        </draw:custom-shape>
        <draw:connector draw:style-name="gr5" draw:text-style-name="P2" xml:id="id5" draw:id="id5" draw:layer="layout" svg:x1="7.8cm" svg:y1="7.1cm" svg:x2="7.8cm" svg:y2="7.1cm" draw:start-shape="id1" draw:start-glue-point="1" draw:end-shape="id1" draw:end-glue-point="1" svg:d="M7800 7100z" svg:viewBox="0 0 1 1">
          <text:p/>
        </draw:connector>
        <draw:custom-shape draw:style-name="gr6" draw:text-style-name="P2" xml:id="id2" draw:id="id2" draw:layer="layout" svg:width="3.6cm" svg:height="3cm" svg:x="3.2cm" svg:y="9.5cm">
          <text:p text:style-name="P2">Client</text:p>
          <text:p text:style-name="P2">Side</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3" draw:layer="layout" svg:width="9cm" svg:height="13.457cm" svg:x="17.6cm" svg:y="4.343cm">
          <text:p/>
          <draw:enhanced-geometry svg:viewBox="0 0 21600 21600" draw:type="rectangle" draw:enhanced-path="M 0 0 L 21600 0 21600 21600 0 21600 0 0 Z N"/>
        </draw:custom-shape>
        <draw:custom-shape draw:style-name="gr8" draw:text-style-name="P2" draw:layer="layout" svg:width="3.8cm" svg:height="0.94cm" draw:transform="rotate (-0.00104719755119678) translate (17.6cm 3.399cm)">
          <text:p text:style-name="P2">website</text:p>
          <draw:enhanced-geometry svg:viewBox="0 0 21600 21600" draw:type="rectangle" draw:enhanced-path="M 0 0 L 21600 0 21600 21600 0 21600 0 0 Z N"/>
        </draw:custom-shape>
        <draw:custom-shape draw:style-name="gr9" draw:text-style-name="P2" xml:id="id10" draw:id="id10" draw:layer="layout" svg:width="7.6cm" svg:height="0.857cm" svg:x="17.8cm" svg:y="5.2cm">
          <text:p text:style-name="P2">List Upgradable Packages</text:p>
          <draw:enhanced-geometry svg:viewBox="0 0 21600 21600" draw:type="rectangle" draw:enhanced-path="M 0 0 L 21600 0 21600 21600 0 21600 0 0 Z N"/>
        </draw:custom-shape>
        <draw:custom-shape draw:style-name="gr10" draw:text-style-name="P2" xml:id="id12" draw:id="id12" draw:layer="layout" svg:width="5.789cm" svg:height="0.779cm" svg:x="17.811cm" svg:y="6.721cm">
          <text:p text:style-name="P2">Upgrade Selected</text:p>
          <draw:enhanced-geometry svg:viewBox="0 0 21600 21600" draw:mirror-horizontal="false" draw:mirror-vertical="false" draw:type="rectangle" draw:enhanced-path="M 0 0 L 21600 0 21600 21600 0 21600 0 0 Z N"/>
        </draw:custom-shape>
        <draw:custom-shape draw:style-name="gr11" draw:text-style-name="P2" xml:id="id13" draw:id="id13" draw:layer="layout" svg:width="6.233cm" svg:height="0.9cm" svg:x="17.767cm" svg:y="8.1cm">
          <text:p text:style-name="P2">Upgrade All</text:p>
          <draw:enhanced-geometry svg:viewBox="0 0 21600 21600" draw:mirror-horizontal="false" draw:mirror-vertical="false" draw:type="rectangle" draw:enhanced-path="M 0 0 L 21600 0 21600 21600 0 21600 0 0 Z N"/>
        </draw:custom-shape>
        <draw:custom-shape draw:style-name="gr12" draw:text-style-name="P2" xml:id="id4" draw:id="id4" draw:layer="layout" svg:width="6.4cm" svg:height="3.8cm" svg:x="19cm" svg:y="9.1cm">
          <text:p text:style-name="P2">UPGRADBLE</text:p>
          <text:p text:style-name="P2">PACKAGES</text:p>
          <text:p text:style-name="P2">LIS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4" draw:layer="layout" svg:x1="6.8cm" svg:y1="11cm" svg:x2="9.3cm" svg:y2="11cm" draw:start-shape="id2" draw:start-glue-point="7" draw:end-shape="id3" draw:end-glue-point="6" svg:d="M6800 11000h2500" svg:viewBox="0 0 2501 1">
          <text:p/>
        </draw:connector>
        <draw:connector draw:style-name="gr13" draw:text-style-name="P4" draw:layer="layout" svg:x1="13.5cm" svg:y1="11cm" svg:x2="19cm" svg:y2="11cm" draw:start-shape="id3" draw:start-glue-point="10" draw:end-shape="id4" draw:end-glue-point="6" svg:d="M13500 11000h5500" svg:viewBox="0 0 5501 1">
          <text:p/>
        </draw:connector>
        <draw:connector draw:style-name="gr13" draw:text-style-name="P4" draw:layer="layout" draw:line-skew="-1.3cm" svg:x1="7.8cm" svg:y1="7.1cm" svg:x2="11.4cm" svg:y2="9.7cm" draw:start-shape="id5" draw:start-glue-point="0" draw:end-shape="id3" draw:end-glue-point="4" svg:d="M7800 7100h3600v2600" svg:viewBox="0 0 3601 2601">
          <text:p/>
        </draw:connector>
        <draw:connector draw:style-name="gr13" draw:text-style-name="P4" draw:layer="layout" svg:x1="7.9cm" svg:y1="8.574cm" svg:x2="9.915cm" svg:y2="10.08cm" draw:start-shape="id6" draw:start-glue-point="1" draw:end-shape="id3" draw:end-glue-point="5" svg:d="M7900 8574h2015v1506" svg:viewBox="0 0 2016 1507">
          <text:p/>
        </draw:connector>
        <draw:connector draw:style-name="gr13" draw:text-style-name="P4" draw:layer="layout" svg:x1="7.9cm" svg:y1="13.8cm" svg:x2="7.9cm" svg:y2="13.8cm" draw:start-shape="id7" draw:start-glue-point="1" draw:end-shape="id7" draw:end-glue-point="1" svg:d="M7900 13800z" svg:viewBox="0 0 1 1">
          <text:p/>
        </draw:connector>
        <draw:connector draw:style-name="gr13" draw:text-style-name="P4" draw:layer="layout" svg:x1="5cm" svg:y1="13.3cm" svg:x2="5cm" svg:y2="12.5cm" draw:start-shape="id7" draw:start-glue-point="0" draw:end-shape="id2" svg:d="M5000 13300v-800" svg:viewBox="0 0 1 801">
          <text:p/>
        </draw:connector>
        <draw:connector draw:style-name="gr13" draw:text-style-name="P4" draw:layer="layout" draw:line-skew="-0.1cm" svg:x1="2.1cm" svg:y1="15.6cm" svg:x2="3.2cm" svg:y2="11cm" draw:start-shape="id8" draw:start-glue-point="3" draw:end-shape="id2" draw:end-glue-point="5" svg:d="M2100 15600h-601v-4600h1701" svg:viewBox="0 0 1702 4601">
          <text:p/>
        </draw:connector>
        <draw:connector draw:style-name="gr13" draw:text-style-name="P4" draw:layer="layout" draw:line-skew="-0.1cm" svg:x1="2.1cm" svg:y1="17.4cm" svg:x2="3.2cm" svg:y2="11cm" draw:start-shape="id9" draw:start-glue-point="3" draw:end-shape="id2" draw:end-glue-point="5" svg:d="M2100 17400h-601v-6400h1701" svg:viewBox="0 0 1702 6401">
          <text:p/>
        </draw:connector>
        <draw:connector draw:style-name="gr14" draw:text-style-name="P4" draw:layer="layout" draw:line-skew="1cm" svg:x1="17.8cm" svg:y1="5.628cm" svg:x2="7.8cm" svg:y2="5.6cm" draw:start-shape="id10" draw:start-glue-point="3" draw:end-shape="id11" svg:d="M17800 5628h-4000v-28h-6000" svg:viewBox="0 0 10001 29">
          <text:p/>
        </draw:connector>
        <draw:connector draw:style-name="gr14" draw:text-style-name="P4" draw:layer="layout" draw:line-skew="0.95cm" svg:x1="17.8cm" svg:y1="5.628cm" svg:x2="7.9cm" svg:y2="13.8cm" draw:start-shape="id10" draw:start-glue-point="3" draw:end-shape="id7" svg:d="M17800 5628h-4000v8172h-5900" svg:viewBox="0 0 9901 8173">
          <text:p/>
        </draw:connector>
        <draw:connector draw:style-name="gr15" draw:text-style-name="P4" draw:layer="layout" draw:line-skew="1.944cm" svg:x1="17.811cm" svg:y1="7.11cm" svg:x2="7.9cm" svg:y2="15.6cm" draw:start-shape="id12" draw:start-glue-point="3" draw:end-shape="id8" draw:end-glue-point="1" svg:d="M17811 7110h-3012v8490h-6899" svg:viewBox="0 0 9912 8491">
          <text:p/>
        </draw:connector>
        <draw:connector draw:style-name="gr15" draw:text-style-name="P4" draw:layer="layout" draw:line-skew="1.944cm" svg:x1="17.811cm" svg:y1="7.11cm" svg:x2="7.9cm" svg:y2="17.4cm" draw:start-shape="id12" draw:start-glue-point="3" draw:end-shape="id9" draw:end-glue-point="1" svg:d="M17811 7110h-3012v10290h-6899" svg:viewBox="0 0 9912 10291">
          <text:p/>
        </draw:connector>
        <draw:connector draw:style-name="gr16" draw:text-style-name="P4" draw:layer="layout" draw:line-skew="3.167cm" svg:x1="17.767cm" svg:y1="8.55cm" svg:x2="5cm" svg:y2="17.9cm" draw:start-shape="id13" draw:start-glue-point="3" draw:end-shape="id9" draw:end-glue-point="2" svg:d="M17767 8550h-1767v9851h-11000v-501" svg:viewBox="0 0 12768 9852">
          <text:p/>
        </draw:connector>
        <draw:connector draw:style-name="gr15" draw:text-style-name="P4" draw:layer="layout" svg:x1="17.811cm" svg:y1="7.11cm" svg:x2="7.8cm" svg:y2="7.1cm" draw:start-shape="id12" draw:start-glue-point="3" draw:end-shape="id5" draw:end-glue-point="0" svg:d="M17811 7110h-5006v-10h-5005" svg:viewBox="0 0 10012 11">
          <text:p/>
        </draw:connector>
        <draw:connector draw:style-name="gr13" draw:text-style-name="P4" xml:id="id14" draw:id="id14" draw:layer="layout" svg:x1="7.9cm" svg:y1="8.574cm" svg:x2="7.9cm" svg:y2="8.574cm" draw:start-shape="id6" draw:start-glue-point="1" draw:end-shape="id6" svg:d="M7900 8574z" svg:viewBox="0 0 1 1">
          <text:p/>
        </draw:connector>
        <draw:connector draw:style-name="gr16" draw:text-style-name="P4" draw:layer="layout" svg:x1="17.767cm" svg:y1="8.55cm" svg:x2="7.9cm" svg:y2="8.574cm" draw:start-shape="id13" draw:start-glue-point="3" draw:end-shape="id14" draw:end-glue-point="0" svg:d="M17767 8550h-4934v24h-4933" svg:viewBox="0 0 9868 25">
          <text:p/>
        </draw:connector>
        <draw:connector draw:style-name="gr16" draw:text-style-name="P4" draw:layer="layout" draw:line-skew="3.167cm" svg:x1="17.767cm" svg:y1="8.55cm" svg:x2="5cm" svg:y2="16.1cm" draw:start-shape="id13" draw:start-glue-point="3" draw:end-shape="id8" draw:end-glue-point="2" svg:d="M17767 8550h-1767v8051h-11000v-501" svg:viewBox="0 0 12768 8052">
          <text:p/>
        </draw:connector>
        <draw:custom-shape draw:style-name="gr17" draw:text-style-name="P2" draw:layer="layout" svg:width="4.799cm" svg:height="0.943cm" svg:x="21.8cm" svg:y="3.4cm">
          <text:p text:style-name="P2">Server Side</text:p>
          <draw:enhanced-geometry svg:viewBox="0 0 21600 21600" draw:type="rectangle" draw:enhanced-path="M 0 0 L 21600 0 21600 21600 0 21600 0 0 Z N"/>
        </draw:custom-shape>
        <draw:connector draw:style-name="gr13" draw:text-style-name="P4" draw:layer="layout" svg:x1="4.95cm" svg:y1="9.1cm" svg:x2="5cm" svg:y2="9.5cm" draw:start-shape="id6" draw:start-glue-point="2" draw:end-shape="id2" draw:end-glue-point="4" svg:d="M4950 9100v200h50v200" svg:viewBox="0 0 51 401">
          <text:p/>
        </draw:connector>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Front-end (Website)</text:p>
          </draw:text-box>
        </draw:frame>
        <draw:frame presentation:style-name="pr5" draw:layer="layout" svg:width="24cm" svg:height="12.18cm" svg:x="2cm" svg:y="6cm" presentation:class="outline" presentation:user-transformed="true">
          <draw:text-box>
            <text:list text:style-name="L3">
              <text:list-item>
                <text:p>List upgradable packages [BUTTON] will run check upgrade script on client side and all the packages with available upgardes will be displayed on the website in tabular form.</text:p>
              </text:list-item>
              <text:list-item>
                <text:p>Upgrade Selected [BUTTON] will run upgradeselected script on client server and will upgrade the packages which are selected from the Table. Desired Packages can be selected by using check box present in the Table.</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7" draw:layer="layout" svg:width="24.599cm" svg:height="3.507cm" svg:x="2cm" svg:y="0.836cm" presentation:class="title">
          <draw:text-box>
            <text:p>Front-End (Website)</text:p>
          </draw:text-box>
        </draw:frame>
        <draw:frame presentation:style-name="pr5" draw:layer="layout" svg:width="24cm" svg:height="12.18cm" svg:x="2cm" svg:y="6cm" presentation:class="outline" presentation:user-transformed="true">
          <draw:text-box>
            <text:list text:style-name="L3">
              <text:list-item>
                <text:p>Upgrade All [BUTTON] will upgrade all the packages displayed in the Table regardless of any selected packages.</text:p>
              </text:list-item>
              <text:list-item>
                <text:p>Mails will be send to the admin once any action is taken.</text:p>
              </text:list-item>
              <text:list-item>
                <text:p>There are sign-out and HOME buttons for user convinience.</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ber&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23T22:06:05.137172300</meta:creation-date>
    <meta:editing-duration>PT1H17M39S</meta:editing-duration>
    <meta:editing-cycles>12</meta:editing-cycles>
    <meta:generator>LibreOffice/6.0.3.2$Linux_X86_64 LibreOffice_project/00m0$Build-2</meta:generator>
    <dc:title>Impress</dc:title>
    <dc:date>2018-09-25T11:36:40.991330640</dc:date>
    <meta:document-statistic meta:object-count="103"/>
  </office:meta>
</office:document-meta>
</file>